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FF - To Do</text:p>
      <text:p text:style-name="Standard">---------------------</text:p>
      <text:list xml:id="list686708626484722437" text:style-name="L1">
        <text:list-item>
          <text:p text:style-name="P1">pupils cannot commit&amp;push via git</text:p>
          <text:list>
            <text:list-item>
              <text:p text:style-name="P1"/>
              <text:list>
                <text:list-item>
                  <text:p text:style-name="P1"><text:s/>checkout new branch</text:p>
                </text:list-item>
                <text:list-item>
                  <text:p text:style-name="P1">try to commit&amp;push to new branch</text:p>
                </text:list-item>
              </text:list>
            </text:list-item>
            <text:list-item>
              <text:p text:style-name="P1">find tutorials for vsc &amp; teams<text:line-break/>--&gt; nix gefunden ! New try ?</text:p>
            </text:list-item>
          </text:list>
        </text:list-item>
        <text:list-item>
          <text:p text:style-name="P1">cannot install vsc on janines computer</text:p>
          <text:list>
            <text:list-item>
              <text:p text:style-name="P1">Firewall ?</text:p>
            </text:list-item>
            <text:list-item>
              <text:p text:style-name="P1">Do not use installer but do it manually --&gt; arghh das war letztes mal ein riesen abfuck und hat nicht funktioniert!</text:p>
            </text:list-item>
          </text:list>
        </text:list-item>
        <text:list-item>
          <text:p text:style-name="P1">github project – learn extended functionality &amp; work flow</text:p>
          <text:list>
            <text:list-item>
              <text:p text:style-name="P1">release branch</text:p>
              <text:list>
                <text:list-item>
                  <text:p text:style-name="P1">make release branch to work for an release</text:p>
                </text:list-item>
                <text:list-item>
                  <text:p text:style-name="P1">commit several times</text:p>
                </text:list-item>
                <text:list-item>
                  <text:p text:style-name="P1">merge release branch with main to release it</text:p>
                </text:list-item>
              </text:list>
            </text:list-item>
            <text:list-item>
              <text:p text:style-name="P1">hot fix branch</text:p>
              <text:list>
                <text:list-item>
                  <text:p text:style-name="P1">make hotfix branch to address new hotfixes</text:p>
                </text:list-item>
                <text:list-item>
                  <text:p text:style-name="P1">merge hotfix branch with main</text:p>
                </text:list-item>
                <text:list-item>
                  <text:p text:style-name="P1">merge hotfix branch with development</text:p>
                </text:list-item>
                <text:list-item>
                  <text:p text:style-name="P1">merge hotfix branch with release branches</text:p>
                </text:list-item>
              </text:list>
            </text:list-item>
          </text:list>
        </text:list-item>
        <text:list-item>
          <text:p text:style-name="P1">Put all CfF files on repository</text:p>
          <text:list>
            <text:list-item>
              <text:p text:style-name="P1">files from C3</text:p>
            </text:list-item>
            <text:list-item>
              <text:p text:style-name="P1">C4</text:p>
            </text:list-item>
            <text:list-item>
              <text:p text:style-name="P1">C2</text:p>
            </text:list-item>
            <text:list-item>
              <text:p text:style-name="P1">files from desktop</text:p>
            </text:list-item>
            <text:list-item>
              <text:p text:style-name="P1">files from laptop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8S</meta:editing-duration>
    <meta:editing-cycles>5</meta:editing-cycles>
    <meta:generator>OpenOffice/4.1.10$Win32 OpenOffice.org_project/4110m2$Build-9807</meta:generator>
    <dc:date>2022-02-08T11:51:39.99</dc:date>
    <dc:creator>w w</dc:creator>
    <meta:document-statistic meta:table-count="0" meta:image-count="0" meta:object-count="0" meta:page-count="1" meta:paragraph-count="25" meta:word-count="159" meta:character-count="807"/>
    <meta:user-defined meta:name="Info 1"/>
    <meta:user-defined meta:name="Info 2"/>
    <meta:user-defined meta:name="Info 3"/>
    <meta:user-defined meta:name="Info 4"/>
  </office:meta>
</office:document-meta>
</file>